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egoe UI" svg:font-family="'Segoe UI'" style:font-family-generic="swiss"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text-align="justify" style:justify-single-word="false"/>
    </style:style>
    <style:style style:name="P4" style:family="paragraph" style:parent-style-name="Standard">
      <style:paragraph-properties fo:margin-top="0.0835in" fo:margin-bottom="0in" style:contextual-spacing="false" fo:text-align="justify" style:justify-single-word="false"/>
    </style:style>
    <style:style style:name="P5" style:family="paragraph" style:parent-style-name="Standard">
      <style:paragraph-properties fo:text-align="justify" style:justify-single-word="false">
        <style:tab-stops>
          <style:tab-stop style:position="6.1252in"/>
        </style:tab-stops>
      </style:paragraph-properties>
    </style:style>
    <style:style style:name="P6" style:family="paragraph" style:parent-style-name="Standard">
      <style:paragraph-properties fo:text-align="justify" style:justify-single-word="false"/>
      <style:text-properties fo:font-size="11pt" style:font-size-asian="11pt" style:font-size-complex="11pt"/>
    </style:style>
    <style:style style:name="P7" style:family="paragraph" style:parent-style-name="Standard">
      <style:paragraph-properties fo:text-align="justify" style:justify-single-word="false"/>
      <style:text-properties fo:font-size="8pt" style:font-size-asian="8pt" style:font-size-complex="8pt"/>
    </style:style>
    <style:style style:name="T1" style:family="text">
      <style:text-properties fo:font-weight="bold" style:font-weight-asian="bold"/>
    </style:style>
    <style:style style:name="T2" style:family="text">
      <style:text-properties style:text-position="super 58%"/>
    </style:style>
    <style:style style:name="T3" style:family="text">
      <style:text-properties style:text-position="super 58%" fo:font-size="11pt" style:font-size-asian="11pt" style:font-size-complex="11pt"/>
    </style:style>
    <style:style style:name="T4" style:family="text">
      <style:text-properties fo:font-size="11pt" style:font-size-asian="11pt" style:font-size-complex="11pt"/>
    </style:style>
    <style:style style:name="T5" style:family="text">
      <style:text-properties fo:font-size="8pt" style:font-size-asian="8pt" style:font-size-complex="8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ékařský posudek o zdravotní způsobilosti k řízení motorových vozidel</text:p>
      <text:p text:style-name="P1">[zákon č. 361/2000 Sb., o provozu na pozemních komunikacích a o změnách některých zákonů (zákon o silničním provozu), ve znění pozdějších předpisů, a vyhlášky č. 277/2004 Sb., o zdravotní způsobilosti k řízení motorových vozidel, ve znění pozdějších předpisů]</text:p>
      <text:p text:style-name="Standard"/>
      <text:p text:style-name="P3">Identifikační údaje poskytovatele zdravotních služeb, jehož jménem se posudek vydává, identifikační číslo, bylo-li přiděleno, adresa sídla nebo místa podnikání</text:p>
      <text:p text:style-name="P3">..................................................................................................................................................</text:p>
      <text:p text:style-name="P3">………………………………………………………………………………………………..</text:p>
      <text:p text:style-name="P3"/>
      <text:p text:style-name="P3">Jméno, popřípadě jména, a příjmení posuzované osoby …………………………………….</text:p>
      <text:p text:style-name="P3"/>
      <text:p text:style-name="P3">Datum narození <text:s text:c="3"/>..................... <text:s text:c="6"/>Průkaz totožnosti - číslo<text:span text:style-name="T2">1)</text:span> <text:s/>.............................................</text:p>
      <text:p text:style-name="P3"/>
      <text:p text:style-name="P3">Adresa obvyklého bydliště na území České republiky: <text:s text:c="2"/>........................................................</text:p>
      <text:p text:style-name="P3">..................................................................................................................................................</text:p>
      <text:p text:style-name="P3">..................................................................................................................................................</text:p>
      <text:p text:style-name="P4">Druh lékařské prohlídky, které se podle zákona posuzovaná osoba podrobila .......................</text:p>
      <text:p text:style-name="P3"/>
      <text:p text:style-name="P3">Posouzení podle skupiny 1<text:span text:style-name="T2">2)</text:span> - skupiny 2<text:span text:style-name="T2">2)</text:span> přílohy č. 3 vyhlášky</text:p>
      <text:p text:style-name="P3"/>
      <text:p text:style-name="P3">Dopravně psychologické vyšetření podle § 87a zákona bylo provedeno: </text:p>
      <text:p text:style-name="P3">a) ano<text:span text:style-name="T2">2)</text:span>, a to v roce ............................. <text:s text:c="2"/>b) ne<text:span text:style-name="T2">2)</text:span> <text:s text:c="2"/></text:p>
      <text:p text:style-name="P3"/>
      <text:p text:style-name="P3">Posuzovaná osoba </text:p>
      <text:p text:style-name="P3">a) je zdravotně způsobilá<text:span text:style-name="T2">2)</text:span> pro skupinu řidičského oprávnění.................................................</text:p>
      <text:p text:style-name="P5">b) není zdravotně způsobilá<text:span text:style-name="T2">2)</text:span> pro skupinu řidičského oprávnění.............................................</text:p>
      <text:p text:style-name="P3">c) je zdravotně způsobilá s podmínkou<text:span text:style-name="T2">2)</text:span>,<text:span text:style-name="T2"> 3)</text:span> pro skupinu řidičského oprávnění ……………..</text:p>
      <text:p text:style-name="P3">..................................................................................................................................................</text:p>
      <text:p text:style-name="P3">..................................................................................................................................................</text:p>
      <text:p text:style-name="P3"/>
      <text:p text:style-name="P3">Datum ukončení platnosti posudku<text:span text:style-name="T2">4)</text:span>........................................................................................</text:p>
      <text:p text:style-name="P3"/>
      <text:p text:style-name="P3">..................................... <text:s text:c="34"/>.................................................................</text:p>
      <text:p text:style-name="P3">datum vydání posudku <text:s text:c="29"/>jméno, popřípadě jména, příjmení, podpis lékaře</text:p>
      <text:p text:style-name="P3"><text:s text:c="69"/>otisk razítka poskytovatele zdravotních služeb</text:p>
      <text:p text:style-name="P3"/>
      <text:p text:style-name="P6">Poučení: </text:p>
      <text:p text:style-name="P3"><text:span text:style-name="T4">Proti tomuto posudku je možno do 10 pracovních dnů ode dne jeho prokazatelného předání podat návrh na jeho přezkoumání poskytovateli zdravotních služeb, který posudek vydal. Osoba, které uplatněním posudku vznikají práva nebo povinnosti a které byl posudek předán posuzovanou osobou, může návrh na přezkoumání lékařského posudku podat do 10 pracovních dnů ode dne jeho předání, a to poskytovateli uvedenému ve větě první. Návrh na přezkoumání lékařského posudku nemá odkladný účinek, jestliže z jeho závěru vyplývá, že posuzovaná osoba je pro účel, pro nějž byla posuzována, zdravotně nezpůsobilá nebo zdravotně způsobilá s podmínkou</text:span><text:span text:style-name="T3">5)</text:span><text:span text:style-name="T4">. </text:span></text:p>
      <text:p text:style-name="P6">_____________________________________________ </text:p>
      <text:p text:style-name="P3"><text:span text:style-name="T5">1) Občanský průkaz, u cizinců cestovní doklad; lze uvést i jiný doklad prokazující totožnost jeho držitele.</text:span></text:p>
      <text:p text:style-name="P7">2) Nehodící se škrtněte.</text:p>
      <text:p text:style-name="P3"><text:span text:style-name="T5">3) Uvede se podmínka, která podmiňuje zdravotní způsobilost k řízení motorových vozidel (například nezbytný zdravotnický prostředek, technická úprava motorového vozidla nebo jiné omezení, podrobení se odbornému vyšetření podmiňujícím zdravotní způsobilost a tím <text:line-break/>i platnost posudku).</text:span></text:p>
      <text:p text:style-name="P3"><text:span text:style-name="T5">4) Vyplní se v případech stanovených v § 4 odst. 2 vyhlášky o zdravotní způsobilosti k řízení motorových vozidel.</text:span></text:p>
      <text:p text:style-name="P3"><text:span text:style-name="T5">5) § 46 odst. 1 a 3 zák. č. 373/2011 Sb., o specifických zdravotních službách, ve znění pozdějších předpisů.</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egoe UI" svg:font-family="'Segoe UI'"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cs" fo:country="CZ"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ext_20_bubliny" style:display-name="Text bubliny"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Standardní_20_písmo_20_odstavce" style:display-name="Standardní písmo odstavce" style:family="text"/>
    <style:style style:name="Text_20_bubliny_20_Char" style:display-name="Text bubliny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ékařský posudek o zdravotní způsobilosti k řízení motorových vozidel</dc:title>
    <dc:subject/>
    <meta:keyword/>
    <dc:description/>
    <meta:initial-creator>MD</meta:initial-creator>
    <meta:creation-date>2015-10-27T14:32:00</meta:creation-date>
    <dc:creator>Hladíková Jiřina</dc:creator>
    <dc:date>2015-10-27T15:18:00</dc:date>
    <meta:print-date>2015-10-27T13:58:00</meta:print-date>
    <meta:editing-cycles>7</meta:editing-cycles>
    <meta:editing-duration>PT45M</meta:editing-duration>
    <meta:document-statistic meta:table-count="0" meta:image-count="0" meta:object-count="0" meta:page-count="1" meta:paragraph-count="32" meta:word-count="373" meta:character-count="3959" meta:non-whitespace-character-count="3463"/>
    <meta:generator>LibreOffice/24.2.6.2$Linux_X86_64 LibreOffice_project/420$Build-2</meta:generator>
  </office:meta>
</office:document-meta>
</file>